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6da1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58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os elementos de cada coche.</text:p>
      <text:p text:style-name="P1"/>
      <text:p text:style-name="P1"><text:tab/><text:span text:style-name="T1">//coche</text:span></text:p>
      <text:p text:style-name="P1"/>
      <text:p text:style-name="P1">2. Los elementos de cada reparación.</text:p>
      <text:p text:style-name="P1"/>
      <text:p text:style-name="P1"><text:tab/><text:span text:style-name="T1">//reparaciones</text:span></text:p>
      <text:p text:style-name="P1"/>
      <text:p text:style-name="P1">3. El contenido de La matrícula de los coches.</text:p>
      <text:p text:style-name="P1"/>
      <text:p text:style-name="P1"><text:tab/><text:span text:style-name="T1">//coche/matricula/</text:span><text:span text:style-name="T2">text()</text:span></text:p>
      <text:p text:style-name="P1"/>
      <text:p text:style-name="P1">4. Todos los nodos (elementos y contenido) de los coches de la marca Renault.</text:p>
      <text:p text:style-name="P1"/>
      <text:p text:style-name="P1"><text:tab/><text:span text:style-name="T1">//coche[marca="Renault"]/node()</text:span></text:p>
      <text:p text:style-name="P1"/>
      <text:p text:style-name="P1">5. Todos los nodos de los coches de más de 200000 km.</text:p>
      <text:p text:style-name="P1"/>
      <text:p text:style-name="P1"><text:tab/><text:span text:style-name="T1">//coche[km&gt;200000]/node()</text:span></text:p>
      <text:p text:style-name="P1"/>
      <text:p text:style-name="P1">6. El contenido del color del coche de matrícula 1234C.</text:p>
      <text:p text:style-name="P1"/>
      <text:p text:style-name="P1"><text:tab/><text:span text:style-name="T1">//coche[matricula="1234C"]/color/text()</text:span></text:p>
      <text:p text:style-name="P1"/>
      <text:p text:style-name="P1">7. El contenido de la descripción de las reparaciones realizadas al coche de matrícula: 4444B.</text:p>
      <text:p text:style-name="P1"/>
      <text:p text:style-name="P1"><text:tab/><text:span text:style-name="T1">//reparacion[matricula="4444B"]/descripcion/text()</text:span></text:p>
      <text:p text:style-name="P1"/>
      <text:p text:style-name="P1">8. El contenido de la descripción de la reparación de código J0005.</text:p>
      <text:p text:style-name="P1"/>
      <text:p text:style-name="P1"><text:tab/><text:span text:style-name="T1">//reparacion[@codigo="J0005"]/descripcion/text()</text:span></text:p>
      <text:p text:style-name="P1"/>
      <text:p text:style-name="P1">9. Suma de las horas invertidas reparando coches.</text:p>
      <text:p text:style-name="P1"/>
      <text:p text:style-name="P1"><text:tab/><text:span text:style-name="T1">sum(//reparacion/horas)</text:span></text:p>
      <text:p text:style-name="P1"/>
      <text:p text:style-name="P1">10. Número de coches en el documento.</text:p>
      <text:p text:style-name="P1"/>
      <text:p text:style-name="P1"><text:tab/><text:span text:style-name="T1">count(//coche)</text:span></text:p>
      <text:p text:style-name="P1"><text:s/></text:p>
      <text:p text:style-name="P1">11. Selecciona todos los elementos del primer coche.</text:p>
      <text:p text:style-name="P1"/>
      <text:p text:style-name="P1"><text:tab/><text:span text:style-name="T1">//coche[1]</text:span></text:p>
      <text:p text:style-name="P1"/>
      <text:p text:style-name="P1">12. Selecciona todos los elementos de la última reparación.</text:p>
      <text:p text:style-name="P1"/>
      <text:p text:style-name="P1"><text:tab/><text:span text:style-name="T1">//reparacion[last()]</text:span></text:p>
      <text:p text:style-name="P1"/>
      <text:p text:style-name="P1">13. Selecciona todos los elementos del coche de la marca Seat con color Rojo.</text:p>
      <text:p text:style-name="P1"/>
      <text:p text:style-name="P1"><text:tab/><text:span text:style-name="T1">//coche[marca="Seat" and color="Rojo"]</text:span></text:p>
      <text:p text:style-name="P1"/>
      <text:p text:style-name="P1"><text:soft-page-break/>14. Propietario del coche modelo Polo 1.2 Advance.</text:p>
      <text:p text:style-name="P1"/>
      <text:p text:style-name="P1"><text:tab/><text:span text:style-name="T1">//coche[modelo="Polo 1.2 Advance"]/propietario/text()</text:span></text:p>
      <text:p text:style-name="P1"/>
      <text:p text:style-name="P1">15. Contenido de la descripción de las reparaciones realizadas con fecha de entrada 2013/06/06.</text:p>
      <text:p text:style-name="P1"/>
      <text:p text:style-name="P1"><text:tab/><text:span text:style-name="T1">//reparacion[fecha_entrada = "2013/06/06"]/descripcion/text()</text:span></text:p>
      <text:p text:style-name="P1"/>
      <text:p text:style-name="P1">16. Seleccionar los coches rojos y grises.</text:p>
      <text:p text:style-name="P1"/>
      <text:p text:style-name="P1"><text:tab/><text:span text:style-name="T1">//coche[color="Rojo"] | //coche[color="Gris"]</text:span></text:p>
      <text:p text:style-name="P1"/>
      <text:p text:style-name="P1">17. Número de coches que entraron a reparar el 2013/06/03.</text:p>
      <text:p text:style-name="P1"/>
      <text:p text:style-name="P1"><text:tab/><text:span text:style-name="T1">count(//reparacion[fecha_entrada="2013/06/03"])</text:span></text:p>
      <text:p text:style-name="P1"/>
      <text:p text:style-name="P1">18. Contenido del modelo del propietario P01.</text:p>
      <text:p text:style-name="P1"/>
      <text:p text:style-name="P1"><text:tab/><text:span text:style-name="T1">//coche[propietario="P01"]/modelo/text()</text:span></text:p>
      <text:p text:style-name="P1"/>
      <text:p text:style-name="P1">19. Código de la reparación con fecha de entrada 2013/06/03.</text:p>
      <text:p text:style-name="P1"/>
      <text:p text:style-name="P1"><text:tab/><text:span text:style-name="T1">//reparacion[fecha_entrada="2013/06/03"]/@codigo</text:span></text:p>
      <text:p text:style-name="P1"/>
      <text:p text:style-name="P1">20. Suma de las horas de reparación del coche de matrícula 4444B.</text:p>
      <text:p text:style-name="P1"/>
      <text:p text:style-name="P1"><text:tab/><text:span text:style-name="T1">sum(//reparacion[matricula="4444B"]/horas)</text:span></text:p>
      <text:p text:style-name="P1"/>
      <text:p text:style-name="P1">21. Matrícula de los coches marca Ford y Volkswagen.</text:p>
      <text:p text:style-name="P1"><text:tab/></text:p>
      <text:p text:style-name="P1"><text:tab/><text:span text:style-name="T1">//coche[marca="Ford" or marca="Volkswagen"]/matricula/text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8:43:03.807000000</meta:creation-date>
    <dc:date>2021-03-18T09:28:56.955000000</dc:date>
    <meta:editing-duration>PT15M21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44" meta:word-count="238" meta:character-count="1962" meta:non-whitespace-character-count="1743"/>
  </office:meta>
</office:document-meta>
</file>